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Helvetica Neue" svg:font-family="'Helvetica Neue', Helvetica, Arial, sans-serif"/>
    <style:font-face style:name="Helvetica Neue1" svg:font-family="'Helvetica Neue', sans-serif"/>
    <style:font-face style:name="Mangal1" svg:font-family="Mangal"/>
    <style:font-face style:name="Menlo1" svg:font-family="Menlo, Monaco, Consolas, 'Courier New', monospace"/>
    <style:font-face style:name="Menlo" svg:font-family="Menlo, Monaco, 'Courier New', monospace"/>
    <style:font-face style:name="Open Sans" svg:font-family="'Open Sans', Helvetica, Arial, sans-serif"/>
    <style:font-face style:name="OpenSymbol" svg:font-family="OpenSymbol"/>
    <style:font-face style:name="Segoe Print" svg:font-family="'Segoe Print'"/>
    <style:font-face style:name="Tahoma" svg:font-family="Tahoma, 'Trebuchet MS', Arial, Helvetica, sans-serif"/>
    <style:font-face style:name="Verdana" svg:font-family="Verdana, sans-serif"/>
    <style:font-face style:name="inherit" svg:font-family="inherit"/>
    <style:font-face style:name="proxima-nova" svg:font-family="proxima-nova, 'Helvetica Neue', Helvetica, Arial, sans-serif"/>
    <style:font-face style:name="proxima-nova1" svg:font-family="proxima-nov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  <style:text-properties fo:color="#000000" style:font-name="Arial2" fo:font-size="11pt" fo:background-color="transparent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  <style:text-properties fo:color="#000000" style:font-name="Arial2" fo:font-size="11pt" fo:font-weight="bold" fo:background-color="transparent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444444" style:font-name="inherit" fo:font-size="9pt" fo:letter-spacing="normal" fo:language="ru" fo:country="RU" fo:font-style="normal" fo:font-weight="normal" fo:background-color="#ffffe0"/>
    </style:style>
    <style:style style:name="P5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Verdana" fo:font-size="15.75pt" fo:letter-spacing="normal" fo:language="ru" fo:country="RU" fo:font-style="normal" fo:font-weight="bold" style:font-weight-asian="bold" style:font-weight-complex="bold"/>
    </style:style>
    <style:style style:name="P8" style:family="paragraph" style:parent-style-name="Text_20_body" style:list-style-name="L4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Verdana" fo:font-size="15.75pt" fo:letter-spacing="normal" fo:language="ru" fo:country="RU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7b8186" style:font-name="Helvetica Neue1" fo:font-size="12pt" fo:letter-spacing="normal" fo:language="ru" fo:country="RU" fo:font-style="normal" fo:font-weight="normal" fo:background-color="#ffffe0"/>
    </style:style>
    <style:style style:name="P10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writing-mode="lr-tb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101cm" fo:line-height="150%" fo:text-align="start" style:justify-single-word="false" fo:text-indent="0cm" style:auto-text-indent="fals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101cm" fo:line-height="150%" fo:text-align="start" style:justify-single-word="false" fo:text-indent="0cm" style:auto-text-indent="false"/>
      <style:text-properties fo:color="#000000" style:font-name="Arial2" fo:font-size="11pt" fo:background-color="transparen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101cm" fo:line-height="150%" fo:text-align="start" style:justify-single-word="false" fo:widows="1" fo:text-indent="0cm" style:auto-text-indent="false"/>
      <style:text-properties fo:color="#000000" style:font-name="Arial2" fo:font-size="11pt" fo:background-color="transparen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101cm" fo:line-height="150%" fo:text-align="start" style:justify-single-word="false" fo:text-indent="0cm" style:auto-text-indent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language="ru" fo:country="RU"/>
    </style:style>
    <style:style style:name="P16" style:family="paragraph" style:parent-style-name="Text_20_body" style:list-style-name="L3">
      <style:paragraph-properties fo:margin-left="0cm" fo:margin-right="0cm" fo:margin-top="0cm" fo:margin-bottom="0.101cm" fo:line-height="150%" fo:text-align="start" style:justify-single-word="false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margin-top="0cm" fo:margin-bottom="0.101cm" fo:line-height="150%" fo:text-align="start" style:justify-single-word="false" fo:text-indent="0cm" style:auto-text-indent="false"/>
    </style:style>
    <style:style style:name="P18" style:family="paragraph" style:parent-style-name="Text_20_body" style:list-style-name="L5">
      <style:paragraph-properties fo:margin-top="0cm" fo:margin-bottom="0.101cm" fo:line-height="150%" fo:text-align="start" style:justify-single-word="fals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19" style:family="paragraph" style:parent-style-name="Text_20_body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0" style:family="paragraph" style:parent-style-name="Text_20_body" style:list-style-name="L5">
      <style:paragraph-properties fo:margin-top="0cm" fo:margin-bottom="0.101cm" fo:line-height="150%" fo:text-align="start" style:justify-single-word="false" fo:widows="1" fo:padding="0cm" fo:border="non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21" style:family="paragraph" style:parent-style-name="Text_20_body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22" style:family="paragraph" style:parent-style-name="Text_20_body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normal" fo:background-color="transparent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normal" fo:background-color="transparent" style:font-size-asian="11pt" style:font-size-complex="11pt"/>
    </style:style>
    <style:style style:name="P24" style:family="paragraph" style:parent-style-name="Standard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  <style:text-properties fo:color="#000000" style:font-name="Arial2" fo:font-size="11pt" fo:background-color="transparent" style:font-size-asian="11pt" style:font-size-complex="11pt"/>
    </style:style>
    <style:style style:name="P25" style:family="paragraph" style:parent-style-name="Standard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margin-top="0cm" fo:margin-bottom="0.101cm" fo:line-height="150%" fo:text-align="start" style:justify-single-word="false" fo:text-indent="0cm" style:auto-text-indent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Arial2" fo:font-size="11pt" fo:language="ru" fo:country="RU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margin-top="0cm" fo:margin-bottom="0.101cm" fo:line-height="150%" fo:text-align="start" style:justify-single-word="false" fo:text-indent="0cm" style:auto-text-indent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Arial2" fo:font-size="11pt" fo:language="ru" fo:country="RU" fo:background-color="transparent" style:font-size-asian="11pt" style:font-size-complex="11pt"/>
    </style:style>
    <style:style style:name="P28" style:family="paragraph" style:parent-style-name="Standard" style:list-style-name="L5" style:master-page-name="">
      <style:paragraph-properties fo:margin-top="0cm" fo:margin-bottom="0.101cm" fo:line-height="150%" fo:text-align="start" style:justify-single-word="false" fo:widows="1" style:page-number="auto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Verdana" fo:font-size="10.5pt" fo:language="ru" fo:country="RU"/>
    </style:style>
    <style:style style:name="P29" style:family="paragraph" style:parent-style-name="Standard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Verdana" fo:font-size="10.5pt" fo:language="en" fo:country="US"/>
    </style:style>
    <style:style style:name="P30" style:family="paragraph" style:parent-style-name="Standard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Arial2" fo:font-size="11pt" fo:background-color="transparent" style:font-size-asian="11pt" style:font-size-complex="11pt"/>
    </style:style>
    <style:style style:name="P31" style:family="paragraph" style:parent-style-name="Standard" style:list-style-name="L5">
      <style:paragraph-properties fo:margin-top="0cm" fo:margin-bottom="0.101cm" fo:line-height="150%" fo:text-align="start" style:justify-single-word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32" style:family="paragraph" style:parent-style-name="Standard" style:list-style-name="L5">
      <style:paragraph-properties fo:margin-top="0cm" fo:margin-bottom="0.101cm" fo:line-height="150%" fo:text-align="start" style:justify-single-word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Verdana" fo:font-size="10.5pt" fo:letter-spacing="normal" fo:font-style="normal" fo:font-weight="normal"/>
    </style:style>
    <style:style style:name="P33" style:family="paragraph" style:parent-style-name="Standard" style:list-style-name="L5">
      <style:paragraph-properties fo:margin-top="0cm" fo:margin-bottom="0.101cm" fo:line-height="150%" fo:text-align="start" style:justify-single-word="false" fo:widows="1" fo:padding="0cm" fo:border="non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34" style:family="paragraph" style:parent-style-name="Standard" style:list-style-name="L5">
      <style:paragraph-properties fo:margin-top="0cm" fo:margin-bottom="0.101cm" fo:line-height="150%" fo:text-align="start" style:justify-single-word="false" fo:widows="1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normal" fo:background-color="transparent" style:font-size-asian="11pt" style:font-size-complex="11pt"/>
    </style:style>
    <style:style style:name="P35" style:family="paragraph" style:parent-style-name="Standard" style:list-style-name="L5">
      <style:paragraph-properties fo:margin-top="0cm" fo:margin-bottom="0.101cm" fo:line-height="150%" fo:text-align="start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Arial2" fo:font-size="11pt" fo:language="ru" fo:country="RU" fo:background-color="transparent" style:font-size-asian="11pt" style:font-size-complex="11pt"/>
    </style:style>
    <style:style style:name="P36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/>
    </style:style>
    <style:style style:name="P37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444444" style:font-name="inherit" fo:font-size="9pt" fo:letter-spacing="normal" fo:language="ru" fo:country="RU" fo:font-style="normal" fo:font-weight="normal" fo:background-color="#ffffe0"/>
    </style:style>
    <style:style style:name="P38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Verdana" fo:font-size="15.75pt" fo:letter-spacing="normal" fo:language="ru" fo:country="RU" fo:font-style="normal" fo:font-weight="bold" style:font-weight-asian="bold" style:font-weight-complex="bold"/>
    </style:style>
    <style:style style:name="P39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language="ru" fo:country="RU"/>
    </style:style>
    <style:style style:name="P40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-left="0.106cm" fo:padding-right="0.106cm" fo:padding-top="0.049cm" fo:padding-bottom="0.049cm" fo:border="0.002cm solid #e1e1e8"/>
    </style:style>
    <style:style style:name="P41" style:family="paragraph" style:parent-style-name="Preformatted_20_Text">
      <style:paragraph-properties fo:margin-left="0cm" fo:margin-right="0cm" fo:margin-top="0cm" fo:margin-bottom="0.101cm" fo:line-height="150%" fo:text-align="start" style:justify-single-word="false" fo:text-indent="0cm" style:auto-text-indent="false"/>
    </style:style>
    <style:style style:name="P42" style:family="paragraph" style:parent-style-name="Preformatted_20_Text" style:list-style-name="L5">
      <style:paragraph-properties fo:margin-top="0cm" fo:margin-bottom="0.101cm" fo:line-height="150%" fo:text-align="start" style:justify-single-word="false" fo:widows="1" fo:padding="0cm" fo:border="none"/>
      <style:text-properties fo:font-variant="normal" fo:text-transform="none" fo:color="#000000" style:font-name="Arial2" fo:font-size="11pt" fo:letter-spacing="normal" fo:font-style="italic" fo:font-weight="normal" fo:background-color="transparent" style:font-size-asian="11pt" style:font-style-asian="italic" style:font-size-complex="11pt" style:font-style-complex="italic"/>
    </style:style>
    <style:style style:name="P43" style:family="paragraph" style:parent-style-name="Quotations">
      <style:paragraph-properties fo:margin-left="0cm" fo:margin-right="0cm" fo:margin-top="0cm" fo:margin-bottom="0.101cm" fo:line-height="150%" fo:text-align="start" style:justify-single-word="false" fo:widows="1" fo:text-indent="0cm" style:auto-text-indent="false"/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P44" style:family="paragraph" style:parent-style-name="Heading_20_2">
      <style:paragraph-properties fo:margin-left="0cm" fo:margin-right="0cm" fo:margin-top="0cm" fo:margin-bottom="0.101cm" fo:line-height="150%" fo:text-align="start" style:justify-single-word="false" fo:widows="1" fo:text-indent="0cm" style:auto-text-indent="false" fo:padding="0cm" fo:border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P45" style:family="paragraph" style:parent-style-name="Heading_20_3">
      <style:paragraph-properties fo:margin-left="0cm" fo:margin-right="0cm" fo:margin-top="0cm" fo:margin-bottom="0.101cm" fo:line-height="150%" fo:text-align="start" style:justify-single-word="false" fo:text-indent="0cm" style:auto-text-indent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font-variant="normal" fo:text-transform="none" fo:color="#000000" style:font-name="Arial2" fo:font-size="11pt" fo:letter-spacing="normal" fo:language="ru" fo:country="RU" fo:font-style="normal" fo:font-weight="bold" fo:background-color="transparent" style:font-size-asian="11pt" style:font-size-complex="11pt"/>
    </style:style>
    <style:style style:name="T1" style:family="text">
      <style:text-properties fo:font-variant="normal" fo:text-transform="none" fo:color="#000000" style:font-name="Arial2" fo:font-size="11pt" fo:letter-spacing="normal" fo:background-color="transparent" style:font-size-asian="11pt" style:font-size-complex="11pt"/>
    </style:style>
    <style:style style:name="T2" style:family="text">
      <style:text-properties fo:font-variant="normal" fo:text-transform="none" fo:color="#000000" style:font-name="Arial2" fo:font-size="11pt" fo:letter-spacing="normal" fo:font-style="normal" fo:font-weight="normal" fo:background-color="transparent" style:font-name-asian="Segoe Print" style:font-size-asian="11pt" style:font-name-complex="Segoe Print" style:font-size-complex="11pt"/>
    </style:style>
    <style:style style:name="T3" style:family="text"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size-complex="11pt"/>
    </style:style>
    <style:style style:name="T4" style:family="text">
      <style:text-properties fo:font-variant="normal" fo:text-transform="none" fo:color="#000000" style:font-name="Arial2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Arial2" fo:font-size="11pt" fo:letter-spacing="normal" fo:font-style="normal" fo:background-color="transparent" style:font-name-asian="Segoe Print" style:font-size-asian="11pt" style:font-name-complex="Segoe Print" style:font-size-complex="11pt"/>
    </style:style>
    <style:style style:name="T6" style:family="text">
      <style:text-properties fo:font-variant="normal" fo:text-transform="none" fo:color="#000000" style:font-name="Arial2" fo:font-size="11pt" fo:letter-spacing="normal" fo:font-style="normal" fo:background-color="transparent" style:font-size-asian="11pt" style:font-size-complex="11pt"/>
    </style:style>
    <style:style style:name="T7" style:family="text">
      <style:text-properties fo:font-variant="normal" fo:text-transform="none" fo:color="#000000" style:font-name="Arial2" fo:font-size="11pt" fo:letter-spacing="normal" fo:font-style="normal" fo:font-weight="bold" fo:background-color="transparent" style:font-size-asian="11pt" style:font-size-complex="11pt"/>
    </style:style>
    <style:style style:name="T8" style:family="text">
      <style:text-properties fo:font-variant="normal" fo:text-transform="none" fo:color="#000000" style:font-name="Arial2" fo:font-size="11pt" fo:letter-spacing="normal" fo:language="en" fo:country="US" fo:background-color="transparent" style:font-name-asian="Segoe Print" style:font-size-asian="11pt" style:font-name-complex="Segoe Print" style:font-size-complex="11pt"/>
    </style:style>
    <style:style style:name="T9" style:family="text">
      <style:text-properties fo:font-variant="normal" fo:text-transform="none" fo:color="#000000" style:font-name="Arial2" fo:font-size="11pt" fo:letter-spacing="normal" fo:language="en" fo:country="US" fo:font-style="normal" fo:font-weight="normal" fo:background-color="transparent" style:font-name-asian="Segoe Print" style:font-size-asian="11pt" style:font-name-complex="Segoe Print" style:font-size-complex="11pt"/>
    </style:style>
    <style:style style:name="T10" style:family="text">
      <style:text-properties fo:font-variant="normal" fo:text-transform="none" fo:color="#000000" style:font-name="Arial2" fo:font-size="11pt" fo:letter-spacing="normal" fo:language="en" fo:country="US" fo:font-style="normal" fo:font-weight="normal" fo:background-color="transparent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Arial2" fo:font-size="11pt" fo:letter-spacing="normal" fo:language="en" fo:country="US" fo:font-style="normal" fo:font-weight="bold" fo:background-color="transparent" style:font-name-asian="Segoe Print" style:font-size-asian="11pt" style:font-name-complex="Segoe Print" style:font-size-complex="11pt"/>
    </style:style>
    <style:style style:name="T12" style:family="text">
      <style:text-properties fo:font-variant="normal" fo:text-transform="none" fo:color="#000000" style:font-name="Arial2" fo:font-size="11pt" fo:letter-spacing="normal" fo:language="en" fo:country="US" fo:font-style="italic" fo:font-weight="bold" fo:background-color="transparent" style:font-name-asian="Segoe Print" style:font-size-asian="11pt" style:font-name-complex="Segoe Print" style:font-size-complex="11pt"/>
    </style:style>
    <style:style style:name="T13" style:family="text">
      <style:text-properties fo:font-variant="normal" fo:text-transform="none" fo:color="#000000" style:font-name="Arial2" fo:font-size="11pt" fo:letter-spacing="normal" fo:font-weight="normal" fo:background-color="transparent" style:font-name-asian="Segoe Print" style:font-size-asian="11pt" style:font-name-complex="Segoe Print" style:font-size-complex="11pt"/>
    </style:style>
    <style:style style:name="T14" style:family="text">
      <style:text-properties fo:font-variant="normal" fo:text-transform="none" fo:color="#000000" style:font-name="Arial2" fo:font-size="11pt" fo:letter-spacing="normal" fo:language="ru" fo:country="RU" fo:font-style="normal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Arial2" fo:font-size="11pt" fo:letter-spacing="normal" fo:language="ru" fo:country="RU" fo:font-style="normal" fo:font-weight="normal" fo:background-color="transparent" style:font-name-asian="Segoe Print" style:font-size-asian="11pt" style:font-name-complex="Segoe Print" style:font-size-complex="11pt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language="en" fo:country="US" fo:font-style="normal" fo:font-weight="normal" style:font-name-asian="Segoe Print" style:font-name-complex="Segoe Print"/>
    </style:style>
    <style:style style:name="T18" style:family="text">
      <style:text-properties fo:font-variant="normal" fo:text-transform="none" fo:letter-spacing="normal" fo:language="ru" fo:country="RU" fo:font-style="normal" fo:font-weight="normal" style:font-name-asian="Segoe Print" style:font-name-complex="Segoe Prin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bold"/>
    </style:style>
    <style:style style:name="T21" style:family="text">
      <style:text-properties fo:font-variant="normal" fo:text-transform="none" style:font-name="Arial2" fo:font-size="11pt" fo:letter-spacing="normal" fo:font-style="normal" fo:font-weight="normal" fo:background-color="transparent" style:font-size-asian="11pt" style:font-size-complex="11pt"/>
    </style:style>
    <style:style style:name="T22" style:family="text">
      <style:text-properties fo:font-variant="normal" fo:text-transform="none" style:font-name="Arial2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font-name="Arial2" fo:font-size="11pt" fo:letter-spacing="normal" fo:font-style="normal" fo:font-weight="bold" fo:background-color="transparent" style:font-size-asian="11pt" style:font-size-complex="11pt"/>
    </style:style>
    <style:style style:name="T24" style:family="text">
      <style:text-properties fo:font-variant="normal" fo:text-transform="none" style:font-name="Arial2" fo:font-size="11pt" fo:letter-spacing="normal" fo:language="ru" fo:country="RU" fo:font-style="normal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font-name="Arial2" fo:font-size="11pt" fo:letter-spacing="normal" fo:background-color="transparent" style:font-size-asian="11pt" style:font-size-complex="11pt"/>
    </style:style>
    <style:style style:name="T26" style:family="text">
      <style:text-properties fo:font-variant="normal" fo:text-transform="none" fo:color="#0084d1" style:font-name="Arial2" fo:font-size="11pt" fo:letter-spacing="normal" fo:font-style="normal" fo:font-weight="normal" fo:background-color="transparent" style:font-size-asian="11pt" style:font-size-complex="11pt"/>
    </style:style>
    <style:style style:name="T27" style:family="text">
      <style:text-properties fo:font-variant="normal" fo:text-transform="none" fo:color="#0084d1" style:font-name="Arial2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84d1" style:font-name="Arial2" fo:font-size="11pt" fo:letter-spacing="normal" fo:font-style="normal" fo:background-color="transparent" style:font-size-asian="11pt" style:font-size-complex="11pt"/>
    </style:style>
    <style:style style:name="T29" style:family="text">
      <style:text-properties fo:font-variant="normal" fo:text-transform="none" fo:color="#0084d1" style:font-name="Arial2" fo:font-size="11pt" fo:letter-spacing="normal" fo:font-style="normal" fo:font-weight="bold" fo:background-color="transparent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84d1" style:font-name="Arial2" fo:font-size="11pt" fo:letter-spacing="normal" fo:font-style="normal" fo:font-weight="bold" fo:background-color="transparent" style:font-size-asian="11pt" style:font-size-complex="11pt"/>
    </style:style>
    <style:style style:name="T31" style:family="text">
      <style:text-properties fo:font-variant="normal" fo:text-transform="none" fo:color="#0084d1" style:font-name="Arial2" fo:font-size="11pt" fo:letter-spacing="normal" fo:background-color="transparent" style:font-size-asian="11pt" style:font-size-complex="11pt"/>
    </style:style>
    <style:style style:name="T32" style:family="text">
      <style:text-properties fo:font-variant="normal" fo:text-transform="none" fo:color="#ff3333" style:font-name="Arial2" fo:font-size="11pt" fo:letter-spacing="normal" fo:language="ru" fo:country="RU" fo:font-style="normal" fo:font-weight="normal" fo:background-color="transparent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ff3333" style:font-name="Arial2" fo:font-size="11pt" fo:letter-spacing="normal" fo:language="ru" fo:country="RU" fo:font-style="normal" fo:background-color="transparent" style:font-size-asian="11pt" style:font-size-complex="11pt"/>
    </style:style>
    <style:style style:name="T34" style:family="text">
      <style:text-properties fo:font-variant="normal" fo:text-transform="none" fo:color="#ff3333" style:font-name="Arial2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83caff" style:font-name="Arial2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66cc" style:font-name="Arial2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T37" style:family="text">
      <style:text-properties fo:language="en" fo:country="US" style:font-name-asian="Segoe Print" style:font-name-complex="Segoe Print"/>
    </style:style>
    <style:style style:name="T38" style:family="text">
      <style:text-properties fo:color="#000000" style:font-name="Arial2" fo:font-size="11pt" fo:background-color="transparent" style:font-size-asian="11pt" style:font-size-complex="11pt"/>
    </style:style>
    <style:style style:name="T39" style:family="text">
      <style:text-properties fo:color="#000000" style:font-name="Arial2" fo:font-size="11pt" fo:language="en" fo:country="US" fo:font-weight="normal" fo:background-color="transparent" style:font-size-asian="11pt" style:font-size-complex="11pt"/>
    </style:style>
    <style:style style:name="T40" style:family="text">
      <style:text-properties style:font-name="Arial2" fo:font-size="11pt" fo:language="en" fo:country="US" fo:background-color="transparent" style:font-name-asian="Segoe Print" style:font-size-asian="11pt" style:font-name-complex="Segoe Print" style:font-size-complex="11pt"/>
    </style:style>
    <style:style style:name="T41" style:family="text">
      <style:text-properties style:font-name="Arial2" fo:font-size="11pt" fo:language="en" fo:country="US" fo:font-weight="normal" fo:background-color="transparent" style:font-size-asian="11pt" style:font-size-complex="11pt"/>
    </style:style>
    <style:style style:name="T42" style:family="text">
      <style:text-properties style:font-name="Arial2" fo:font-size="11pt" fo:font-weight="normal" fo:background-color="transparent" style:font-size-asian="11pt" style:font-size-complex="11pt"/>
    </style:style>
    <style:style style:name="T43" style:family="text">
      <style:text-properties style:font-name="Arial2" fo:font-size="11pt" fo:background-color="transparent" style:font-size-asian="11pt" style:font-size-complex="11pt"/>
    </style:style>
    <style:style style:name="T44" style:family="text">
      <style:text-properties fo:language="en" fo:country="none" style:font-name-asian="Segoe Print" style:font-name-complex="Segoe Print"/>
    </style:style>
    <style:style style:name="T45" style:family="text">
      <style:text-properties style:font-name-asian="Segoe Print" style:font-name-complex="Segoe Print"/>
    </style:style>
    <style:style style:name="T46" style:family="text">
      <style:text-properties fo:color="#0084d1" style:font-name="Arial2" fo:font-size="11pt" fo:background-color="transparent" style:font-size-asian="11pt" style:font-size-complex="11pt"/>
    </style:style>
    <style:style style:name="T47" style:family="text">
      <style:text-properties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86663256133578456" text:style-name="L5">
        <text:list-item>
          <text:p text:style-name="P28"><text:span text:style-name="T2">Оформление текста следует производить тегами </text:span><text:span text:style-name="Strong_20_Emphasis"><text:span text:style-name="T13">span</text:span></text:span><text:span text:style-name="T2">. Для родительской ячейки необходимо указать</text:span><text:span text:style-name="Strong_20_Emphasis"><text:span text:style-name="T5"> </text:span></text:span><text:span text:style-name="Strong_20_Emphasis"><text:span text:style-name="T13">line-height </text:span></text:span><text:span text:style-name="T2">(это принципиально для Outlook 2013 и некоторых веб-интерфейсов). Если же в ячейке присутствует текст разного размера, то каждый блок текста следует обернуть в </text:span><text:span text:style-name="Strong_20_Emphasis"><text:span text:style-name="T13">&lt;div&gt; </text:span></text:span><text:span text:style-name="T2">с прописанным </text:span><text:span text:style-name="Strong_20_Emphasis"><text:span text:style-name="T5">line-height </text:span></text:span><text:span text:style-name="T2">(к слову сказать - веб-интерфейс outlook.com игнорирует line-height прописанный у </text:span><text:span text:style-name="Strong_20_Emphasis"><text:span text:style-name="T5">td</text:span></text:span><text:span text:style-name="T2">). </text:span></text:p>
        </text:list-item>
        <text:list-item>
          <text:p text:style-name="P29"><text:span text:style-name="T2">Line-height </text:span><text:span text:style-name="T15">не должен быть меньше </text:span><text:span text:style-name="T2">font-size'</text:span><text:span text:style-name="T15">а.</text:span></text:p>
        </text:list-item>
        <text:list-item>
          <text:p text:style-name="P30"><text:span text:style-name="T17">При оформлении текста следует все спецсимволы заменить на соответствующий код.</text:span></text:p>
        </text:list-item>
        <text:list-item>
          <text:p text:style-name="P18">Часто необходимо, чтобы, например, предлог не был оторван от слова, чтобы это гарантировать используйте символ неразрывного пробела:</text:p>
          <text:p text:style-name="P42">Только в&amp;nbsp;этом году!</text:p>
          <text:p text:style-name="P19"><text:span text:style-name="T9">А если необходимо перенести слово, воспользуйтесь символом &amp;shy;</text:span></text:p>
        </text:list-item>
        <text:list-item>
          <text:p text:style-name="P31"><text:span text:style-name="T3">Каждую отдельно взятую ссылку необходимо обернуть в </text:span><text:span text:style-name="Strong_20_Emphasis"><text:span text:style-name="T7">span</text:span></text:span><text:span text:style-name="T3">, указав для него все необходимые стили, и в тоже время продублировать все те же самые стили в атрибут </text:span><text:span text:style-name="Strong_20_Emphasis"><text:span text:style-name="T7">style </text:span></text:span><text:span text:style-name="T3">самой ссылки.</text:span><text:span text:style-name="T38"> </text:span></text:p>
        </text:list-item>
        <text:list-item>
          <text:p text:style-name="P31"><text:span text:style-name="T9">Для всех ссылок устанавливаем значение </text:span><text:span text:style-name="Strong_20_Emphasis"><text:span text:style-name="T11">_blank</text:span></text:span><text:span text:style-name="T9"> атрибута </text:span><text:span text:style-name="Strong_20_Emphasis"><text:span text:style-name="T11">target</text:span></text:span><text:span text:style-name="Strong_20_Emphasis"><text:span text:style-name="T15">.</text:span></text:span></text:p>
        </text:list-item>
        <text:list-item>
          <text:p text:style-name="P31"><text:span text:style-name="T9">Для всех изображений необходимо установить ширину и высоту равной фактической. Это можно реализовать через атрибуты </text:span><text:span text:style-name="Strong_20_Emphasis"><text:span text:style-name="T11">width</text:span></text:span><text:span text:style-name="T9"> и </text:span><text:span text:style-name="Strong_20_Emphasis"><text:span text:style-name="T11">height</text:span></text:span><text:span text:style-name="T9">, а так же через css в атрибуте </text:span><text:span text:style-name="Strong_20_Emphasis"><text:span text:style-name="T11">style</text:span></text:span><text:span text:style-name="T9"> тега </text:span><text:span text:style-name="Strong_20_Emphasis"><text:span text:style-name="T11">img</text:span></text:span><text:span text:style-name="T9"> — разницы нет.</text:span></text:p>
        </text:list-item>
        <text:list-item>
          <text:p text:style-name="P31"><text:span text:style-name="T15">Е</text:span><text:span text:style-name="T9">сли картинка является ссылкой, то для изображения нужно обнулить </text:span><text:span text:style-name="Strong_20_Emphasis"><text:span text:style-name="T11">border</text:span></text:span><text:span text:style-name="T9"> через стили или атрибут </text:span><text:span text:style-name="Strong_20_Emphasis"><text:span text:style-name="T11">border</text:span></text:span><text:span text:style-name="T9"> тега </text:span><text:span text:style-name="Strong_20_Emphasis"><text:span text:style-name="T11">img</text:span></text:span><text:span text:style-name="T9">, а для самой ссылки стоит установить </text:span><text:span text:style-name="Strong_20_Emphasis"><text:span text:style-name="T12">text-decoration:none;</text:span></text:span><text:span text:style-name="T9"> иначе картинка может оказаться подчеркнутой. </text:span></text:p>
        </text:list-item>
        <text:list-item>
          <text:p text:style-name="P32"><text:span text:style-name="T40">It turns out that the most reliable way of coding background colors is to use the HTML </text:span><text:span text:style-name="Emphasis"><text:span text:style-name="T40">bgcolor</text:span></text:span><text:span text:style-name="T40"> attribute with a 6-digit hex code on the </text:span><text:span text:style-name="Emphasis"><text:span text:style-name="T40">table</text:span></text:span><text:span text:style-name="T40"> and </text:span><text:span text:style-name="Emphasis"><text:span text:style-name="T40">td</text:span></text:span><text:span text:style-name="T40"> level: </text:span></text:p>
        </text:list-item>
        <text:list-item>
          <text:p text:style-name="P20">Никаких фоновых изображений никогда и ни под каким предлогом</text:p>
        </text:list-item>
        <text:list-item>
          <text:p text:style-name="P20">Никакого java-script</text:p>
        </text:list-item>
        <text:list-item>
          <text:p text:style-name="P21"><text:span text:style-name="T37">Напрочь забудьте об абсолютном позиционировании</text:span></text:p>
        </text:list-item>
        <text:list-item>
          <text:p text:style-name="P33"><text:span text:style-name="T44">mso-line-height-rule:exactly;</text:span><text:span text:style-name="T37"> line-height=""</text:span></text:p>
        </text:list-item>
        <text:list-item>
          <text:p text:style-name="P30"><text:span text:style-name="T17">line-height </text:span><text:span text:style-name="T18">задавать <text:s/>ячейкам! И только в процентах</text:span><text:span text:style-name="T17">(</text:span><text:span text:style-name="T18">спорно</text:span><text:span text:style-name="T17">)</text:span><text:span text:style-name="T18">!</text:span></text:p>
        </text:list-item>
        <text:list-item>
          <text:p text:style-name="P34"><text:span text:style-name="T37">Если у td задан атрибут height=”” без значения, </text:span><text:span text:style-name="T44">mso-line-height-rule:exactly </text:span><text:span text:style-name="T37">не будет работать, нужно проставлять щначение или не использовать атрибут вовсе.</text:span></text:p>
        </text:list-item>
      </text:list>
      <text:p text:style-name="P23"><text:span text:style-name="T37"/></text:p>
      <text:p text:style-name="P23"><text:span text:style-name="T37"/></text:p>
      <text:list xml:id="list37533918" text:continue-numbering="true" text:style-name="L5">
        <text:list-item>
          <text:p text:style-name="P22"><text:span text:style-name="T37">Избегайте использования в качестве отображаемого текста ссылок url. Дело в том, что если включено отслеживание кликов, то ссылки преобразуются (например, ссылка </text:span><text:soft-page-break/><text:span text:style-name="T37">виде http://yandex.ru станет иметь вид: http://click.domen.ru/list1/sfsdfkjkjnas90lkmmqadsplzxcwumfidqlwsdafokqvzz ). Тоесть получается что вы выводите одну ссылку, а ссылаетесь на другую - это может быть воспринято за фишинг, а письмо может быть признано мошенническим (и следовательно попадет в спам или вообще не дойдет до </text:span><text:span text:style-name="T45">получателя)</text:span><text:span text:style-name="T37"> </text:span></text:p>
        </text:list-item>
        <text:list-item>
          <text:p text:style-name="P35"><text:span text:style-name="T19">Outlook 2013 имеет еще одну интересную особенность - при создании ячейки(&lt;td&gt;) меньше 19 пикселей в высоту он растянется до 19 пикселей. Во избежание этого, вы можете добавить параметр line-height при описании стиля ячейки.</text:span> <text:span text:style-name="T19">Так же как и с текстом, стоит помнить про особенность outlook 2013 – если высота изображения не превышает 19px, то у родительской ячейки необходимо указать стилевой параметр line-height.</text:span> </text:p>
        </text:list-item>
      </text:list>
      <text:p text:style-name="P23"><text:span text:style-name="T37"/></text:p>
      <text:p text:style-name="P23"><text:span text:style-name="T37"/></text:p>
      <text:h text:style-name="P44" text:outline-level="2"><text:span text:style-name="T37">Обязательные свойства для HTML-тегов</text:span></text:h>
      <text:p text:style-name="P36"><text:span text:style-name="Source_20_Text"><text:span text:style-name="T26">&lt;table border="0" cellpadding="0" cellspacing="0" style="margin:0; padding:0"&gt;</text:span></text:span></text:p>
      <text:p text:style-name="P1"><text:line-break/><text:span text:style-name="T20">border=«0»</text:span><text:span text:style-name="T16"> — </text:span><text:span text:style-name="T19">толщина рамки в пикселах;</text:span><text:line-break/><text:span text:style-name="T20">cellpadding=«0»</text:span><text:span text:style-name="T16"> — </text:span><text:span text:style-name="T19">отступ от рамки до содержимого ячейки;</text:span><text:line-break/><text:span text:style-name="T20">cellspacing=«0»</text:span><text:span text:style-name="T16"> — </text:span><text:span text:style-name="T19">расстояние между ячейками;</text:span><text:line-break/><text:span text:style-name="T20">style=«margin:0; padding:0»</text:span><text:span text:style-name="T16"> — </text:span><text:span text:style-name="T19">обнуляем внутренние и внешние отступы, которые добавляет некоторые почтовые клиенты: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36"><text:span text:style-name="Source_20_Text"><text:span text:style-name="T26">&lt;a href="#" style="color: #333333; font: 10px Arial, sans-serif; line-height: 30px; -webkit-text-size-adjust:none; display: block;" target="_blank"&gt;&lt;/a&gt;</text:span></text:span></text:p>
      <text:p text:style-name="P40"><text:span text:style-name="Source_20_Text"><text:span text:style-name="T1"><text:s/></text:span></text:span></text:p>
      <text:p text:style-name="P36"><text:span text:style-name="Source_20_Text"><text:span text:style-name="T26">&lt;span style="color: #333333; font: 10px Arial, sans-serif; line-height: 30px; -webkit-text-size-adjust:none; display: block;"&gt;&lt;/span&gt;</text:span></text:span></text:p>
      <text:p text:style-name="P1"><text:line-break/><text:span text:style-name="T20">color: #333333; font: 10px Arial, sans-serif</text:span><text:span text:style-name="T16"> — </text:span><text:span text:style-name="T19">всегда используем эти свойства для всех ссылок и спанов, иначе почтовые клиенты будут добавлять к этим свойствам свои значения;</text:span><text:line-break/><text:span text:style-name="T20">line-height: 30px</text:span><text:span text:style-name="T16"> — </text:span><text:span text:style-name="T19">тоже используем для всех ссылок и спанов, в ином случае почтовые клиенты будут ставить свое значение. Также этим свойством мы можем делать отступы сверху и снизу между строчными и блочными элементами;</text:span><text:line-break/><text:span text:style-name="T20">-webkit-text-size-adjust:none</text:span><text:span text:style-name="T16"> — </text:span><text:span text:style-name="T19">обязательное свойство для всех строчных элементов, </text:span><text:soft-page-break/><text:span text:style-name="T19">используется для фикса проблемы с размером шрифтов на устройствах iPhone iOS 6-7/iPad. По умолчанию на этих устройствах минимальный размер шрифта 13px, это свойство решает данную проблему;</text:span><text:line-break/><text:span text:style-name="T20">display: block</text:span><text:span text:style-name="T16"> — </text:span><text:span text:style-name="T19">делает строчный элемент блочным:</text:span></text:p>
      <text:p text:style-name="P1"><text:span text:style-name="T19"/></text:p>
      <text:p text:style-name="P1"><text:span text:style-name="T19"/></text:p>
      <text:p text:style-name="P36"><text:span text:style-name="Source_20_Text"><text:span text:style-name="T27">&lt;img src="#" alt="" border="0" width="100" style="display:block;"/&gt;</text:span></text:span></text:p>
      <text:p text:style-name="P3"><text:span text:style-name="T38"><text:line-break/></text:span><text:span text:style-name="T7">alt="</text:span><text:span text:style-name="T3">" — обязательное свойство, должно всегда использоваться, можно оставлять пустым;</text:span><text:span text:style-name="T38"><text:line-break/></text:span><text:span text:style-name="T7">border=«0»</text:span><text:span text:style-name="T1"> — </text:span><text:span text:style-name="T3">толщина рамки в пикселях (px);</text:span><text:span text:style-name="T38"><text:line-break/></text:span><text:span text:style-name="T7">width=«100</text:span><text:span text:style-name="T3">» — ширина картинки, если картинка статическая и используется ее реальный размер, то можем еще задать ее высоту</text:span><text:span text:style-name="T7">height=«100»</text:span><text:span text:style-name="T3">. Если нам нужно сделать размер картинки меньше чем она на самом деле, контролируем ее размер с помощью свойства </text:span><text:span text:style-name="T7">width=«30»</text:span><text:span text:style-name="T1"> </text:span><text:span text:style-name="T3">и она будет пропорционально менять и высоту и ширину;</text:span><text:span text:style-name="T38"><text:line-break/></text:span><text:span text:style-name="T7">display:block;</text:span><text:span text:style-name="T1"> — </text:span><text:span text:style-name="T3">хак для Outlook, если не ставить display:block то Outlook добавить к картинке отступы.</text:span><text:span text:style-name="T38"><text:line-break/><text:line-break/></text:span><text:span text:style-name="T3">Свойства </text:span><text:span text:style-name="T7">background="" bgcolor=""</text:span><text:span text:style-name="T1"> </text:span><text:span text:style-name="T3">можно применять только для тега </text:span><text:span text:style-name="Source_20_Text"><text:span text:style-name="T3">&lt;table&gt;</text:span></text:span></text:p>
      <text:p text:style-name="P3"><text:span text:style-name="Source_20_Text"><text:span text:style-name="T3"/></text:span></text:p>
      <text:p text:style-name="P1"><text:span text:style-name="T19">Для отступов можно использовать пустые ячейки таблицы с прописанной высотой или шириной, но этот метод уже устарел, так как влечет за собой нагроможденность кода. Отступы можно делать с помощью CSS свойства padding. Это свойство можно использовать для всех тегов, но имейте введу, что если его применять к тегу span, то десктопный Outlook 2007/10/13 + не будет применять отступы. </text:span><text:line-break/><text:line-break/><text:span text:style-name="T19">Свойство margin тоже работает но полностью не поддерживается в веб версии почтового сервера Outlook.com.</text:span> </text:p>
      <text:p text:style-name="P1"/>
      <text:p text:style-name="P2">Проблема с окрашиванием телефонных номеров и мейлов</text:p>
      <text:p text:style-name="P24"><text:span text:style-name="T19">1. Если использовать </text:span><text:span text:style-name="T20">span</text:span><text:span text:style-name="T16"> </text:span><text:span text:style-name="T19">или другой строчный тег, то телефонные номера и e-mail адреса Gmail оборачивает в ссылку и присваивает класс с синим цветом:</text:span><text:line-break/><text:line-break/><text:span text:style-name="T19">Для решения этой проблемы нужно электронную почту и телефон изначально оборачивать в ссылку. Также необходимо указать нужные стили для ссылок.</text:span><text:line-break/><text:line-break/><text:span text:style-name="T19">Для телефона:</text:span></text:p>
      <text:p text:style-name="P36"><text:span text:style-name="Source_20_Text"><text:span text:style-name="T26">&lt;a href="tel:0­ 8­00 3­03 5­05" value="+380800303505" target="_blank" style=""&gt;0­ 8­00 3­03 5­05&lt;/a&gt;</text:span></text:span></text:p>
      <text:p text:style-name="P37"><text:soft-page-break/><text:span text:style-name="Source_20_Text"><text:span text:style-name="T46">&lt;a href="tel:(044)290-85-00" style="pointer-events: none;textdecoration:none;color:#333333;"&gt;(044) 290-85-00&lt;/a&gt;</text:span></text:span></text:p>
      <text:p text:style-name="P12">By default, Safari on iOS detects any text string that is formatted like a phone number and converts it to a link which allows users to call the number by simply touching it.</text:p>
      <text:p text:style-name="P11">To remove this type of auto formatting simply add the following meta-tag:</text:p>
      <text:p text:style-name="P4"><text:span text:style-name="Source_20_Text"><text:span text:style-name="T46">&lt;meta name=“format-detection” content=“telephone=no”&gt; </text:span></text:span></text:p>
      <text:p text:style-name="P25"><text:span text:style-name="Source_20_Text"><text:span text:style-name="T34">Еще решение</text:span></text:span></text:p>
      <text:p text:style-name="P5">Our final—and favorite—solution remains the same from our original post. This solution involves setting your desired link styles in classes in the &lt;head&gt; of your email, and adding your new class to span tags surrounding your target text.</text:p>
      <text:p text:style-name="P5">While inline CSS is the rule of thumb for HTML email (Gmail strips out CSS in the &lt;head&gt; of emails), the native mail client in iOS supports embedded style sheets. Since our test email required two different link colors, we added one class for regular black text and a second for the high-contrast text at the bottom.</text:p>
      <text:p text:style-name="P36"><text:span text:style-name="Source_20_Text"><text:span text:style-name="T27">.appleLinksWhite a {color: #ffffff !important; text-decoration: underline;} </text:span></text:span></text:p>
      <text:p text:style-name="P36"><text:span text:style-name="Source_20_Text"><text:span text:style-name="T27">.appleLinksBlack a {color: #000000 !important; text-decoration: none;}</text:span></text:span></text:p>
      <text:p text:style-name="P10">After specifying these classes in the &lt;head&gt; of our email, we wrapped the offending blue text in &lt;span&gt; tags with the appropriate class throughout the email:</text:p>
      <text:p text:style-name="P36"><text:span text:style-name="Source_20_Text"><text:span text:style-name="T27">&lt;span class=”appleLinksBlack”&gt;866-787-7030&lt;/span&gt;</text:span></text:span></text:p>
      <text:p text:style-name="P9"><text:span text:style-name="Source_20_Text"><text:span text:style-name="T38">The formerly blue and underlined text now blends with the rest of my design, and my high-contrast text has regained readability. It’s important to note, however, that each of the formerly blue links are still active. They simply blend into the surrounding text a bit better than before. Tapping these links will still trigger their associated app-based events.</text:span></text:span></text:p>
      <text:p text:style-name="P14"><text:line-break/><text:span text:style-name="T19">Для электронной почты:</text:span></text:p>
      <text:p text:style-name="P36"><text:span text:style-name="Source_20_Text"><text:span text:style-name="T26">&lt;a href="mailto:exemple@gmail.com" target="_blank" style=""&gt;exemple@gmail.com&lt;/a&gt;</text:span></text:span></text:p>
      <text:p text:style-name="P1"/>
      <text:p text:style-name="P43">Проблема заключается в том, что все ссылки при наведении становятся красными. Наверное — фирменный стиль Яндекса. Стили в head не решают проблему. Костыля не нашел, но буду признателен тому, кто поделится решением.</text:p>
      <text:p text:style-name="P13"/>
      <text:p text:style-name="P36"><text:span text:style-name="Source_20_Text"><text:span text:style-name="T26">&lt;a target="_blank" style="color:#ffffff !important;" href="#"&gt;&lt;span style="color:#ffffff !important;"&gt;Текст&lt;/span&gt;&lt;/a&gt;</text:span></text:span></text:p>
      <text:p text:style-name="P1"/>
      <text:p text:style-name="P1"/>
      <text:p text:style-name="P26"><text:soft-page-break/>Ресайз текста <text:s/>и картинок на гмейле </text:p>
      <text:p text:style-name="P15"><text:span text:style-name="Strong_20_Emphasis"><text:span text:style-name="T7">CAUSE:</text:span></text:span><text:span text:style-name="T3"> This problem occurs if you have an image w/in the email. When the image auto-scale, the entire email/page will auto-fit in the window.</text:span></text:p>
      <text:p text:style-name="P3"><text:span text:style-name="Strong_20_Emphasis"><text:span text:style-name="T7">SOLUTION:</text:span></text:span><text:span text:style-name="T3"> Add inline style for the image for </text:span><text:span text:style-name="Strong_20_Emphasis"><text:span text:style-name="T7">min-width</text:span></text:span><text:span text:style-name="T3"> (300px so it doesn't take the entire 320px iphone width), </text:span><text:span text:style-name="Strong_20_Emphasis"><text:span text:style-name="T7">max-width</text:span></text:span><text:span text:style-name="T3"> (your desired max with), and </text:span><text:span text:style-name="Strong_20_Emphasis"><text:span text:style-name="T7">width of 100%</text:span></text:span><text:span text:style-name="T3">.</text:span></text:p>
      <text:p text:style-name="P5">i.e. image src="image.jpg" style="width: 100%; min-width: 300px; max-width: 500px;"</text:p>
      <text:p text:style-name="P27">или</text:p>
      <text:p text:style-name="P39"><text:span text:style-name="Strong_20_Emphasis"><text:span text:style-name="T7">SOLUTION2:</text:span></text:span><text:span text:style-name="Source_20_Text"><text:span text:style-name="T3"> Just add min-width to your background/container table!</text:span></text:span></text:p>
      <text:p text:style-name="P6"><text:span text:style-name="T37"/></text:p>
      <text:h text:style-name="P45" text:outline-level="3"><text:span text:style-name="T47">Words sometimes wrap awkwardly in iOS.</text:span></text:h>
      <text:p text:style-name="P12">If your text is in a container with a width set to less than that of your text, it might wrap poorly on this device.To fix this add word-wrap:normal to your containing element:</text:p>
      <text:p text:style-name="P7"><text:span text:style-name="Source_20_Text"><text:span text:style-name="T41">&lt;td style=“word-wrap:normal”&gt;text&lt;/td&gt; </text:span></text:span></text:p>
      <text:p text:style-name="P7"><text:span text:style-name="Source_20_Text"><text:span text:style-name="T39"/></text:span></text:p>
      <text:p text:style-name="P7"><text:span text:style-name="Source_20_Text"><text:span text:style-name="T43">Для Аутлука</text:span></text:span></text:p>
      <text:p text:style-name="P41"><text:span text:style-name="Source_20_Text"><text:span text:style-name="T38">&lt;!--[if gt mso 11]&gt;</text:span></text:span></text:p>
      <text:p text:style-name="P41"><text:span text:style-name="Source_20_Text"><text:span text:style-name="T38"><text:s text:c="4"/>&lt;style type="text/css"&gt;</text:span></text:span></text:p>
      <text:p text:style-name="P41"><text:span text:style-name="Source_20_Text"><text:span text:style-name="T38"><text:s text:c="8"/>... Specific Outlook Styles...</text:span></text:span></text:p>
      <text:p text:style-name="P41"><text:span text:style-name="Source_20_Text"><text:span text:style-name="T38"><text:s text:c="4"/>&lt;/style&gt;</text:span></text:span></text:p>
      <text:p text:style-name="P38"><text:span text:style-name="Source_20_Text"><text:span text:style-name="T42">&lt;![endif]--&gt;</text:span></text:span></text:p>
      <text:list xml:id="list1878600856641028786" text:style-name="L3">
        <text:list-item>
          <text:p text:style-name="P16"><text:span text:style-name="Strong_20_Emphasis"><text:span text:style-name="T38">lt</text:span></text:span><text:span text:style-name="T38"> is less than a specific version.</text:span></text:p>
        </text:list-item>
        <text:list-item>
          <text:p text:style-name="P16"><text:span text:style-name="Strong_20_Emphasis"><text:span text:style-name="T38">gt</text:span></text:span><text:span text:style-name="T38"> is greater than a specific version.</text:span></text:p>
        </text:list-item>
        <text:list-item>
          <text:p text:style-name="P16"><text:span text:style-name="Strong_20_Emphasis"><text:span text:style-name="T38">lte</text:span></text:span><text:span text:style-name="T38"> is less than or equal to a specific version.</text:span></text:p>
        </text:list-item>
        <text:list-item>
          <text:p text:style-name="P16"><text:span text:style-name="Strong_20_Emphasis"><text:span text:style-name="T38">gte</text:span></text:span><text:span text:style-name="T38"> is greater than or equal to a specific version.</text:span></text:p>
        </text:list-item>
      </text:list>
      <text:p text:style-name="P13">It's important to understand which versions you are targeting, too. Microsoft's numbering scheme is below:</text:p>
      <text:list xml:id="list550510575153856026" text:style-name="L4">
        <text:list-item>
          <text:p text:style-name="P17"><text:span text:style-name="T38">Outlook 2000 = </text:span><text:span text:style-name="Strong_20_Emphasis"><text:span text:style-name="T38">9</text:span></text:span></text:p>
        </text:list-item>
        <text:list-item>
          <text:p text:style-name="P17"><text:span text:style-name="T38">Outlook 2002 = </text:span><text:span text:style-name="Strong_20_Emphasis"><text:span text:style-name="T38">10</text:span></text:span></text:p>
        </text:list-item>
        <text:list-item>
          <text:p text:style-name="P17"><text:span text:style-name="T38">Outlook 2003 = </text:span><text:span text:style-name="Strong_20_Emphasis"><text:span text:style-name="T38">11</text:span></text:span></text:p>
        </text:list-item>
        <text:list-item>
          <text:p text:style-name="P17"><text:span text:style-name="T38">Outlook 2007 = </text:span><text:span text:style-name="Strong_20_Emphasis"><text:span text:style-name="T38">12</text:span></text:span></text:p>
        </text:list-item>
        <text:list-item>
          <text:p text:style-name="P17"><text:span text:style-name="T38">Outlook 2010 = </text:span><text:span text:style-name="Strong_20_Emphasis"><text:span text:style-name="T38">14</text:span></text:span></text:p>
        </text:list-item>
        <text:list-item>
          <text:p text:style-name="P8"><text:span text:style-name="Source_20_Text"><text:span text:style-name="T42">Outlook 2013 = </text:span></text:span><text:span text:style-name="Strong_20_Emphasis"><text:span text:style-name="T43">15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Helvetica Neue" svg:font-family="'Helvetica Neue', Helvetica, Arial, sans-serif"/>
    <style:font-face style:name="Helvetica Neue1" svg:font-family="'Helvetica Neue', sans-serif"/>
    <style:font-face style:name="Mangal1" svg:font-family="Mangal"/>
    <style:font-face style:name="Menlo1" svg:font-family="Menlo, Monaco, Consolas, 'Courier New', monospace"/>
    <style:font-face style:name="Menlo" svg:font-family="Menlo, Monaco, 'Courier New', monospace"/>
    <style:font-face style:name="Open Sans" svg:font-family="'Open Sans', Helvetica, Arial, sans-serif"/>
    <style:font-face style:name="OpenSymbol" svg:font-family="OpenSymbol"/>
    <style:font-face style:name="Segoe Print" svg:font-family="'Segoe Print'"/>
    <style:font-face style:name="Tahoma" svg:font-family="Tahoma, 'Trebuchet MS', Arial, Helvetica, sans-serif"/>
    <style:font-face style:name="Verdana" svg:font-family="Verdana, sans-serif"/>
    <style:font-face style:name="inherit" svg:font-family="inherit"/>
    <style:font-face style:name="proxima-nova" svg:font-family="proxima-nova, 'Helvetica Neue', Helvetica, Arial, sans-serif"/>
    <style:font-face style:name="proxima-nova1" svg:font-family="proxima-nov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лья Воронов</meta:initial-creator>
    <meta:creation-date>2015-08-05T17:08:34.71</meta:creation-date>
    <dc:date>2015-08-05T17:35:12.48</dc:date>
    <dc:creator>Илья Воронов</dc:creator>
    <meta:editing-duration>PT10M5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5" meta:paragraph-count="74" meta:word-count="1314" meta:character-count="9232"/>
  </office:meta>
</office:document-meta>
</file>